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201in"/>
    </style:style>
    <style:style style:name="co3" style:family="table-column">
      <style:table-column-properties fo:break-before="auto" style:column-width="1.2453in"/>
    </style:style>
    <style:style style:name="co4" style:family="table-column">
      <style:table-column-properties fo:break-before="auto" style:column-width="1.4091in"/>
    </style:style>
    <style:style style:name="co5" style:family="table-column">
      <style:table-column-properties fo:break-before="auto" style:column-width="1.3654in"/>
    </style:style>
    <style:style style:name="co6" style:family="table-column">
      <style:table-column-properties fo:break-before="auto" style:column-width="2.0646in"/>
    </style:style>
    <style:style style:name="co7" style:family="table-column">
      <style:table-column-properties fo:break-before="auto" style:column-width="1.9937in"/>
    </style:style>
    <style:style style:name="co8" style:family="table-column">
      <style:table-column-properties fo:break-before="auto" style:column-width="2.5126in"/>
    </style:style>
    <style:style style:name="co9" style:family="table-column">
      <style:table-column-properties fo:break-before="auto" style:column-width="4.1402in"/>
    </style:style>
    <style:style style:name="co10" style:family="table-column">
      <style:table-column-properties fo:break-before="auto" style:column-width="2.7965in"/>
    </style:style>
    <style:style style:name="co11" style:family="table-column">
      <style:table-column-properties fo:break-before="auto" style:column-width="2.7528in"/>
    </style:style>
    <style:style style:name="co12" style:family="table-column">
      <style:table-column-properties fo:break-before="auto" style:column-width="1.3902in"/>
    </style:style>
    <style:style style:name="co13" style:family="table-column">
      <style:table-column-properties fo:break-before="auto" style:column-width="1.5728in"/>
    </style:style>
    <style:style style:name="co14" style:family="table-column">
      <style:table-column-properties fo:break-before="auto" style:column-width="1.6717in"/>
    </style:style>
    <style:style style:name="co15" style:family="table-column">
      <style:table-column-properties fo:break-before="auto" style:column-width="2.1902in"/>
    </style:style>
    <style:style style:name="co16" style:family="table-column">
      <style:table-column-properties fo:break-before="auto" style:column-width="4.0752in"/>
    </style:style>
    <style:style style:name="co17" style:family="table-column">
      <style:table-column-properties fo:break-before="auto" style:column-width="1.802in"/>
    </style:style>
    <style:style style:name="co18" style:family="table-column">
      <style:table-column-properties fo:break-before="auto" style:column-width="1.9118in"/>
    </style:style>
    <style:style style:name="co19" style:family="table-column">
      <style:table-column-properties fo:break-before="auto" style:column-width="1.9984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8in" fo:break-before="auto" style:use-optimal-row-height="false"/>
    </style:style>
    <style:style style:name="ro3" style:family="table-row">
      <style:table-row-properties style:row-height="0.5693in" fo:break-before="auto" style:use-optimal-row-height="false"/>
    </style:style>
    <style:style style:name="ro4" style:family="table-row">
      <style:table-row-properties style:row-height="0.3799in" fo:break-before="auto" style:use-optimal-row-height="false"/>
    </style:style>
    <style:style style:name="ro5" style:family="table-row">
      <style:table-row-properties style:row-height="0.4902in" fo:break-before="auto" style:use-optimal-row-height="false"/>
    </style:style>
    <style:style style:name="ro6" style:family="table-row">
      <style:table-row-properties style:row-height="0.7799in" fo:break-before="auto" style:use-optimal-row-height="false"/>
    </style:style>
    <style:style style:name="ro7" style:family="table-row">
      <style:table-row-properties style:row-height="5.9902in" fo:break-before="auto" style:use-optimal-row-height="false"/>
    </style:style>
    <style:style style:name="ro8" style:family="table-row">
      <style:table-row-properties style:row-height="6.4673in" fo:break-before="auto" style:use-optimal-row-height="false"/>
    </style:style>
    <style:style style:name="ro9" style:family="table-row">
      <style:table-row-properties style:row-height="5.5453in" fo:break-before="auto" style:use-optimal-row-height="false"/>
    </style:style>
    <style:style style:name="ro10" style:family="table-row">
      <style:table-row-properties style:row-height="4.7362in" fo:break-before="auto" style:use-optimal-row-height="false"/>
    </style:style>
    <style:style style:name="ro11" style:family="table-row">
      <style:table-row-properties style:row-height="2.1346in" fo:break-before="auto" style:use-optimal-row-height="false"/>
    </style:style>
    <style:style style:name="ro12" style:family="table-row">
      <style:table-row-properties style:row-height="1.95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ccff00"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ccff00" style:text-align-source="fix" style:repeat-content="false" fo:wrap-option="wrap" fo:border="0.0008in solid #000000" style:vertical-align="middle"/>
      <style:paragraph-properties fo:text-align="center" fo:margin-left="0in"/>
      <style:text-properties fo:color="#000000"/>
    </style:style>
    <style:style style:name="ce12" style:family="table-cell" style:parent-style-name="Default">
      <style:table-cell-properties fo:background-color="#ccff00" style:text-align-source="fix" style:repeat-content="false" fo:wrap-option="wrap" fo:border="0.0008in solid #000000" style:vertical-align="middle"/>
      <style:paragraph-properties fo:text-align="center" fo:margin-left="0in"/>
      <style:text-properties fo:color="#ff0000"/>
    </style:style>
    <style:style style:name="ce13" style:family="table-cell" style:parent-style-name="Default">
      <style:table-cell-properties fo:background-color="#ccff00" style:text-align-source="fix" style:repeat-content="false" fo:wrap-option="wrap" fo:border="0.0008in solid #000000" style:vertical-align="middle"/>
      <style:paragraph-properties fo:text-align="center" fo:margin-left="0in"/>
      <style:text-properties fo:color="#cc0000"/>
    </style:style>
    <style:style style:name="ce14" style:family="table-cell" style:parent-style-name="Default">
      <style:table-cell-properties fo:background-color="#ccccff"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cc99cc" style:text-align-source="fix" style:repeat-content="false" fo:wrap-option="wrap" fo:border="0.0008in solid #000000" style:vertical-align="middle"/>
      <style:paragraph-properties fo:text-align="center" fo:margin-left="0in"/>
    </style:style>
    <style:style style:name="ce3" style:family="table-cell" style:parent-style-name="Excel_20_Built-in_20_Bad" style:data-style-name="N8000">
      <style:table-cell-properties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/>
    </style:style>
    <style:style style:name="ce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color="#000000"/>
    </style:style>
    <style:style style:name="ce5" style:family="table-cell" style:parent-style-name="Excel_20_Built-in_20_Normal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</style:style>
    <style:style style:name="ce6" style:family="table-cell" style:parent-style-name="Excel_20_Built-in_20_Bad" style:data-style-name="N8000">
      <style:table-cell-properties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/>
    </style:style>
    <style:style style:name="ce7" style:family="table-cell" style:parent-style-name="Excel_20_Built-in_20_Normal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color="#ff0000"/>
    </style:style>
    <style:style style:name="ce8" style:family="table-cell" style:parent-style-name="Excel_20_Built-in_20_Normal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color="#cc0000"/>
    </style:style>
    <style:style style:name="ce9" style:family="table-cell" style:parent-style-name="Excel_20_Built-in_20_Normal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order="0.0008in solid #000000"/>
    </style:style>
    <style:style style:name="ce17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99ffff" style:text-align-source="fix" style:repeat-content="false" fo:wrap-option="wrap" fo:border="0.0008in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66ffff" style:text-align-source="fix" style:repeat-content="false" fo:wrap-option="wrap" fo:border="0.0008in solid #000000" style:vertical-align="middl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fo:background-color="#ff9999" style:text-align-source="fix" style:repeat-content="false" fo:border="0.0008in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99ffff" style:text-align-source="fix" style:repeat-content="false" fo:border="0.0008in solid #000000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</office:automatic-styles>
  <office:body>
    <office:spreadsheet>
      <table:table table:name="King info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/>
          <table:table-cell office:value-type="string">
            <text:p>wooden key – opens normal chests</text:p>
          </table:table-cell>
          <table:table-cell office:value-type="string">
            <text:p>bone key – opens skull chests</text:p>
          </table:table-cell>
          <table:table-cell office:value-type="string">
            <text:p>jeweled key – opens pandora chests</text:p>
          </table:table-cell>
          <table:table-cell office:value-type="string">
            <text:p>shadow key – opens minotaur chests</text:p>
          </table:table-cell>
          <table:table-cell office:value-type="string">
            <text:p>enchanted key – opens enchanted chests</text:p>
          </table:table-cell>
        </table:table-row>
      </table:table>
      <table:table table:name="keys" table:style-name="ta1" table:print="false">
        <table:table-column table:style-name="co7" table:default-cell-style-name="ce9"/>
        <table:table-column table:style-name="co1" table:default-cell-style-name="ce10"/>
        <table:table-column table:style-name="co8" table:default-cell-style-name="ce2"/>
        <table:table-column table:style-name="co9" table:default-cell-style-name="ce14"/>
        <table:table-column table:style-name="co10" table:default-cell-style-name="ce15"/>
        <table:table-column table:style-name="co11" table:default-cell-style-name="ce15"/>
        <table:table-column table:style-name="co1" table:number-columns-repeated="1018" table:default-cell-style-name="ce2"/>
        <table:table-row table:style-name="ro2">
          <table:table-cell table:style-name="ce2"/>
          <table:table-cell office:value-type="string">
            <text:p>Key table </text:p>
          </table:table-cell>
          <table:table-cell office:value-type="string">
            <text:p>keys</text:p>
          </table:table-cell>
          <table:table-cell office:value-type="string">
            <text:p>Key table 1</text:p>
          </table:table-cell>
          <table:table-cell office:value-type="string">
            <text:p>Key table 2</text:p>
          </table:table-cell>
          <table:table-cell office:value-type="string">
            <text:p>Key table 3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Killer bee</text:p>
          </table:table-cell>
          <table:table-cell table:style-name="ce11"/>
          <table:table-cell office:value-type="string">
            <text:p>wooden key – opens normal chests</text:p>
          </table:table-cell>
          <table:table-cell office:value-type="string">
            <text:p>5% drop chance from the mob</text:p>
          </table:table-cell>
          <table:table-cell office:value-type="string">
            <text:p>15% drop chance from mob</text:p>
          </table:table-cell>
          <table:table-cell office:value-type="string">
            <text:p>“key” drops are added to the rand loot system drop chance for tier 3 for structures, if the rand falls on tier 3 and on the “key” for the drop, use the table below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Mosquito</text:p>
          </table:table-cell>
          <table:table-cell table:style-name="ce11"/>
          <table:table-cell office:value-type="string">
            <text:p>bone key – opens skull chests</text:p>
          </table:table-cell>
          <table:table-cell office:value-type="string">
            <text:p>drop chance rates – 70% wooden, 20% bone, 9% jeweled, 1% shadow</text:p>
          </table:table-cell>
          <table:table-cell table:style-name="ce14" office:value-type="string">
            <text:p>drop chance rates – 40% wooden, 30% bone, 19% jeweled, 11% shadow</text:p>
          </table:table-cell>
          <table:table-cell office:value-type="string">
            <text:p>drop chance rates – 50% wooden, 30% bone, 15% jeweled, 5% shadow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Spider</text:p>
          </table:table-cell>
          <table:table-cell table:style-name="ce11"/>
          <table:table-cell office:value-type="string">
            <text:p>jeweled key – opens pandora chests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Spider warrior</text:p>
          </table:table-cell>
          <table:table-cell table:style-name="ce11"/>
          <table:table-cell office:value-type="string">
            <text:p>shadow key – opens minotaur chests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Frog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Merm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Guardian Pig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Werepig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Tentacle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Hound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Red Hound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Blue Hound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Tallbird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Mac Tusk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Wee Tusk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Krampus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Ghost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Clockwork Knight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Clockwork Bishop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clockword Rook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Shadow splumonkey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Damaged Knight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Damaged Bishop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Damaged Rook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Baby Tentacle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Dangling Depth Dweller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Crawling Horror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Terrorbeak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Eyeplant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Depths worm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Bee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Pig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Kolefant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Winter Kolefant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Smallish tallbird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Splumonkey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lurtle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Beefalo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Penguil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Bunnyman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Beastlord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Rock lobster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Redbird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Crow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Snowbird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Smallbird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Baby beefalo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Gobbler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Snurtle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Butterfly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Rabbit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Beardling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Skeleton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Goblin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Orc</text:p>
          </table:table-cell>
          <table:table-cell table:style-name="ce11"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Spider Queen</text:p>
          </table:table-cell>
          <table:table-cell table:style-name="ce11"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Treeguard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Deerclops</text:p>
          </table:table-cell>
          <table:table-cell table:style-name="ce11"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Ancient Guardian</text:p>
          </table:table-cell>
          <table:table-cell table:style-name="ce11"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Bearger</text:p>
          </table:table-cell>
          <table:table-cell table:style-name="ce11"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moose</text:p>
          </table:table-cell>
          <table:table-cell table:style-name="ce11"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dragonfly</text:p>
          </table:table-cell>
          <table:table-cell table:style-name="ce11"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buzzard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catco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glommer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moleworm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volt goat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arg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mosling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birchnutter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birtchnut tree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goblin king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goblin guards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goblin wiz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animated armor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Ogre</text:p>
          </table:table-cell>
          <table:table-cell table:style-name="ce12"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7" office:value-type="string">
            <text:p>red goblin</text:p>
          </table:table-cell>
          <table:table-cell table:style-name="ce12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7" office:value-type="string">
            <text:p>dwarf</text:p>
          </table:table-cell>
          <table:table-cell table:style-name="ce12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7" office:value-type="string">
            <text:p>dwarf merchant</text:p>
          </table:table-cell>
          <table:table-cell table:style-name="ce12"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8" office:value-type="string">
            <text:p>dwarf king</text:p>
          </table:table-cell>
          <table:table-cell table:style-name="ce13" office:value-type="float" office:value="3">
            <text:p>3</text:p>
          </table:table-cell>
          <table:table-cell table:number-columns-repeated="1022"/>
        </table:table-row>
        <table:table-row table:style-name="ro2">
          <table:table-cell table:style-name="ce8" office:value-type="string">
            <text:p>orc king</text:p>
          </table:table-cell>
          <table:table-cell table:style-name="ce13" office:value-type="float" office:value="3">
            <text:p>3</text:p>
          </table:table-cell>
          <table:table-cell table:number-columns-repeated="1022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ief picklock" table:style-name="ta1" table:print="false">
        <table:table-column table:style-name="co12" table:default-cell-style-name="ce17"/>
        <table:table-column table:style-name="co12" table:number-columns-repeated="1023" table:default-cell-style-name="ce2"/>
        <table:table-row table:style-name="ro3">
          <table:table-cell table:style-name="ce1"/>
          <table:table-cell office:value-type="string">
            <text:p>copper lockpick</text:p>
          </table:table-cell>
          <table:table-cell office:value-type="string">
            <text:p>iron lockpick</text:p>
          </table:table-cell>
          <table:table-cell office:value-type="string">
            <text:p>steel lockpick</text:p>
          </table:table-cell>
          <table:table-cell office:value-type="string">
            <text:p>enchanted silver lockpick</text:p>
          </table:table-cell>
          <table:table-cell office:value-type="string">
            <text:p>enchanted gold lockpick</text:p>
          </table:table-cell>
          <table:table-cell table:number-columns-repeated="1018"/>
        </table:table-row>
        <table:table-row table:style-name="ro3">
          <table:table-cell table:style-name="ce16"/>
          <table:table-cell table:style-name="ce16" office:value-type="string">
            <text:p>normal chest</text:p>
          </table:table-cell>
          <table:table-cell table:style-name="ce16" office:value-type="string">
            <text:p>skull chest</text:p>
          </table:table-cell>
          <table:table-cell table:style-name="ce16" office:value-type="string">
            <text:p>pandora chest</text:p>
          </table:table-cell>
          <table:table-cell table:style-name="ce16" office:value-type="string">
            <text:p>minotaur chest</text:p>
          </table:table-cell>
          <table:table-cell table:style-name="ce16" office:value-type="string">
            <text:p>enchanted chest</text:p>
          </table:table-cell>
          <table:table-cell table:number-columns-repeated="1018"/>
        </table:table-row>
        <table:table-row table:style-name="ro4">
          <table:table-cell table:style-name="ce1" office:value-type="string">
            <text:p>Thief level</text:p>
          </table:table-cell>
          <table:table-cell table:number-columns-repeated="1023"/>
        </table:table-row>
        <table:table-row table:style-name="ro4">
          <table:table-cell office:value-type="float" office:value="1">
            <text:p>1</text:p>
          </table:table-cell>
          <table:table-cell table:style-name="Default"/>
          <table:table-cell table:number-columns-repeated="1022"/>
        </table:table-row>
        <table:table-row table:style-name="ro4">
          <table:table-cell office:value-type="float" office:value="2">
            <text:p>2</text:p>
          </table:table-cell>
          <table:table-cell table:number-columns-repeated="1023"/>
        </table:table-row>
        <table:table-row table:style-name="ro4">
          <table:table-cell office:value-type="float" office:value="3">
            <text:p>3</text:p>
          </table:table-cell>
          <table:table-cell table:number-columns-repeated="1023"/>
        </table:table-row>
        <table:table-row table:style-name="ro4">
          <table:table-cell office:value-type="float" office:value="4">
            <text:p>4</text:p>
          </table:table-cell>
          <table:table-cell table:number-columns-repeated="1023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copper lockpick</text:p>
          </table:table-cell>
          <table:table-cell table:number-columns-repeated="1022"/>
        </table:table-row>
        <table:table-row table:style-name="ro4">
          <table:table-cell office:value-type="float" office:value="6">
            <text:p>6</text:p>
          </table:table-cell>
          <table:table-cell table:style-name="Default" table:number-columns-repeated="2"/>
          <table:table-cell table:number-columns-repeated="1021"/>
        </table:table-row>
        <table:table-row table:style-name="ro4">
          <table:table-cell office:value-type="float" office:value="7">
            <text:p>7</text:p>
          </table:table-cell>
          <table:table-cell table:style-name="Default"/>
          <table:table-cell table:number-columns-repeated="1022"/>
        </table:table-row>
        <table:table-row table:style-name="ro4">
          <table:table-cell office:value-type="float" office:value="8">
            <text:p>8</text:p>
          </table:table-cell>
          <table:table-cell table:style-name="Default"/>
          <table:table-cell table:number-columns-repeated="1022"/>
        </table:table-row>
        <table:table-row table:style-name="ro4">
          <table:table-cell office:value-type="float" office:value="9">
            <text:p>9</text:p>
          </table:table-cell>
          <table:table-cell table:number-columns-repeated="1023"/>
        </table:table-row>
        <table:table-row table:style-name="ro4">
          <table:table-cell office:value-type="float" office:value="10">
            <text:p>10</text:p>
          </table:table-cell>
          <table:table-cell/>
          <table:table-cell office:value-type="string">
            <text:p>iron lockpick</text:p>
          </table:table-cell>
          <table:table-cell table:number-columns-repeated="1021"/>
        </table:table-row>
        <table:table-row table:style-name="ro4">
          <table:table-cell office:value-type="float" office:value="11">
            <text:p>11</text:p>
          </table:table-cell>
          <table:table-cell table:number-columns-repeated="1023"/>
        </table:table-row>
        <table:table-row table:style-name="ro4">
          <table:table-cell office:value-type="float" office:value="12">
            <text:p>12</text:p>
          </table:table-cell>
          <table:table-cell/>
          <table:table-cell table:style-name="Default"/>
          <table:table-cell table:number-columns-repeated="1021"/>
        </table:table-row>
        <table:table-row table:style-name="ro4">
          <table:table-cell office:value-type="float" office:value="13">
            <text:p>13</text:p>
          </table:table-cell>
          <table:table-cell table:number-columns-repeated="1023"/>
        </table:table-row>
        <table:table-row table:style-name="ro4">
          <table:table-cell office:value-type="float" office:value="14">
            <text:p>14</text:p>
          </table:table-cell>
          <table:table-cell table:number-columns-repeated="2"/>
          <table:table-cell office:value-type="string">
            <text:p>steel lockpick</text:p>
          </table:table-cell>
          <table:table-cell table:number-columns-repeated="1020"/>
        </table:table-row>
        <table:table-row table:style-name="ro4">
          <table:table-cell office:value-type="float" office:value="15">
            <text:p>15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4">
          <table:table-cell office:value-type="float" office:value="16">
            <text:p>16</text:p>
          </table:table-cell>
          <table:table-cell table:number-columns-repeated="1023"/>
        </table:table-row>
        <table:table-row table:style-name="ro4">
          <table:table-cell office:value-type="float" office:value="17">
            <text:p>17</text:p>
          </table:table-cell>
          <table:table-cell table:number-columns-repeated="3"/>
          <table:table-cell office:value-type="string">
            <text:p>enchanted silver lockpick</text:p>
          </table:table-cell>
          <table:table-cell table:number-columns-repeated="1019"/>
        </table:table-row>
        <table:table-row table:style-name="ro4">
          <table:table-cell office:value-type="float" office:value="18">
            <text:p>18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4">
          <table:table-cell office:value-type="float" office:value="19">
            <text:p>19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4">
          <table:table-cell office:value-type="float" office:value="20">
            <text:p>20</text:p>
          </table:table-cell>
          <table:table-cell table:number-columns-repeated="4"/>
          <table:table-cell office:value-type="string">
            <text:p>enchanted gold lockpick</text:p>
          </table:table-cell>
          <table:table-cell table:number-columns-repeated="1018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nock spell" table:style-name="ta1" table:print="false">
        <table:table-column table:style-name="co1" table:number-columns-repeated="4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1018" table:default-cell-style-name="ce2"/>
        <table:table-row table:style-name="ro5">
          <table:table-cell table:number-columns-repeated="1024"/>
        </table:table-row>
        <table:table-row table:style-name="ro5">
          <table:table-cell/>
          <table:table-cell office:value-type="string">
            <text:p>normal chest</text:p>
          </table:table-cell>
          <table:table-cell office:value-type="string">
            <text:p>skull chest</text:p>
          </table:table-cell>
          <table:table-cell office:value-type="string">
            <text:p>pandora chest</text:p>
          </table:table-cell>
          <table:table-cell office:value-type="string">
            <text:p>minotaur chest</text:p>
          </table:table-cell>
          <table:table-cell office:value-type="string">
            <text:p>enchanted chest</text:p>
          </table:table-cell>
          <table:table-cell table:number-columns-repeated="1018"/>
        </table:table-row>
        <table:table-row table:style-name="ro5">
          <table:table-cell table:style-name="ce1" office:value-type="string">
            <text:p>knock level</text:p>
          </table:table-cell>
          <table:table-cell table:number-columns-repeated="1023"/>
        </table:table-row>
        <table:table-row table:style-name="ro5">
          <table:table-cell table:style-name="ce17" office:value-type="float" office:value="1">
            <text:p>1</text:p>
          </table:table-cell>
          <table:table-cell table:number-columns-repeated="1023"/>
        </table:table-row>
        <table:table-row table:style-name="ro5">
          <table:table-cell table:style-name="ce17" office:value-type="float" office:value="2">
            <text:p>2</text:p>
          </table:table-cell>
          <table:table-cell office:value-type="string">
            <text:p>OPENS</text:p>
          </table:table-cell>
          <table:table-cell table:number-columns-repeated="1022"/>
        </table:table-row>
        <table:table-row table:style-name="ro5">
          <table:table-cell table:style-name="ce17" office:value-type="float" office:value="3">
            <text:p>3</text:p>
          </table:table-cell>
          <table:table-cell table:number-columns-repeated="1023"/>
        </table:table-row>
        <table:table-row table:style-name="ro5">
          <table:table-cell table:style-name="ce17" office:value-type="float" office:value="4">
            <text:p>4</text:p>
          </table:table-cell>
          <table:table-cell table:number-columns-repeated="1023"/>
        </table:table-row>
        <table:table-row table:style-name="ro5">
          <table:table-cell table:style-name="ce17" office:value-type="float" office:value="5">
            <text:p>5</text:p>
          </table:table-cell>
          <table:table-cell table:number-columns-repeated="1023"/>
        </table:table-row>
        <table:table-row table:style-name="ro5">
          <table:table-cell table:style-name="ce17" office:value-type="float" office:value="6">
            <text:p>6</text:p>
          </table:table-cell>
          <table:table-cell table:number-columns-repeated="1023"/>
        </table:table-row>
        <table:table-row table:style-name="ro5">
          <table:table-cell table:style-name="ce17" office:value-type="float" office:value="7">
            <text:p>7</text:p>
          </table:table-cell>
          <table:table-cell table:number-columns-repeated="1023"/>
        </table:table-row>
        <table:table-row table:style-name="ro5">
          <table:table-cell table:style-name="ce17" office:value-type="float" office:value="8">
            <text:p>8</text:p>
          </table:table-cell>
          <table:table-cell/>
          <table:table-cell office:value-type="string">
            <text:p>OPENS</text:p>
          </table:table-cell>
          <table:table-cell table:number-columns-repeated="1021"/>
        </table:table-row>
        <table:table-row table:style-name="ro5">
          <table:table-cell table:style-name="ce17" office:value-type="float" office:value="9">
            <text:p>9</text:p>
          </table:table-cell>
          <table:table-cell table:number-columns-repeated="1023"/>
        </table:table-row>
        <table:table-row table:style-name="ro5">
          <table:table-cell table:style-name="ce17" office:value-type="float" office:value="10">
            <text:p>10</text:p>
          </table:table-cell>
          <table:table-cell table:number-columns-repeated="1023"/>
        </table:table-row>
        <table:table-row table:style-name="ro5">
          <table:table-cell table:style-name="ce17" office:value-type="float" office:value="11">
            <text:p>11</text:p>
          </table:table-cell>
          <table:table-cell table:number-columns-repeated="1023"/>
        </table:table-row>
        <table:table-row table:style-name="ro5">
          <table:table-cell table:style-name="ce17" office:value-type="float" office:value="12">
            <text:p>12</text:p>
          </table:table-cell>
          <table:table-cell table:number-columns-repeated="1023"/>
        </table:table-row>
        <table:table-row table:style-name="ro5">
          <table:table-cell table:style-name="ce17" office:value-type="float" office:value="13">
            <text:p>13</text:p>
          </table:table-cell>
          <table:table-cell table:number-columns-repeated="1023"/>
        </table:table-row>
        <table:table-row table:style-name="ro5">
          <table:table-cell table:style-name="ce17" office:value-type="float" office:value="14">
            <text:p>14</text:p>
          </table:table-cell>
          <table:table-cell table:number-columns-repeated="2"/>
          <table:table-cell office:value-type="string">
            <text:p>OPENS</text:p>
          </table:table-cell>
          <table:table-cell table:number-columns-repeated="1020"/>
        </table:table-row>
        <table:table-row table:style-name="ro5">
          <table:table-cell table:style-name="ce17" office:value-type="float" office:value="15">
            <text:p>15</text:p>
          </table:table-cell>
          <table:table-cell table:number-columns-repeated="1023"/>
        </table:table-row>
        <table:table-row table:style-name="ro5">
          <table:table-cell table:style-name="ce17" office:value-type="float" office:value="16">
            <text:p>16</text:p>
          </table:table-cell>
          <table:table-cell table:number-columns-repeated="1023"/>
        </table:table-row>
        <table:table-row table:style-name="ro5">
          <table:table-cell table:style-name="ce17" office:value-type="float" office:value="17">
            <text:p>17</text:p>
          </table:table-cell>
          <table:table-cell table:number-columns-repeated="1023"/>
        </table:table-row>
        <table:table-row table:style-name="ro5">
          <table:table-cell table:style-name="ce17" office:value-type="float" office:value="18">
            <text:p>18</text:p>
          </table:table-cell>
          <table:table-cell table:number-columns-repeated="3"/>
          <table:table-cell office:value-type="string">
            <text:p>OPENS</text:p>
          </table:table-cell>
          <table:table-cell table:number-columns-repeated="1019"/>
        </table:table-row>
        <table:table-row table:style-name="ro5">
          <table:table-cell table:style-name="ce17" office:value-type="float" office:value="19">
            <text:p>19</text:p>
          </table:table-cell>
          <table:table-cell table:number-columns-repeated="1023"/>
        </table:table-row>
        <table:table-row table:style-name="ro5">
          <table:table-cell table:style-name="ce17" office:value-type="float" office:value="20">
            <text:p>20</text:p>
          </table:table-cell>
          <table:table-cell table:number-columns-repeated="1023"/>
        </table:table-row>
        <table:table-row table:style-name="ro5">
          <table:table-cell table:style-name="ce17" office:value-type="float" office:value="21">
            <text:p>21</text:p>
          </table:table-cell>
          <table:table-cell table:number-columns-repeated="1023"/>
        </table:table-row>
        <table:table-row table:style-name="ro5">
          <table:table-cell table:style-name="ce17" office:value-type="float" office:value="22">
            <text:p>22</text:p>
          </table:table-cell>
          <table:table-cell table:number-columns-repeated="4"/>
          <table:table-cell office:value-type="string">
            <text:p>OPENS</text:p>
          </table:table-cell>
          <table:table-cell table:number-columns-repeated="1018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orf fort chests" table:style-name="ta1" table:print="false">
        <table:table-column table:style-name="co15" table:default-cell-style-name="ce17"/>
        <table:table-column table:style-name="co16" table:default-cell-style-name="ce24"/>
        <table:table-column table:style-name="co15" table:number-columns-repeated="1022" table:default-cell-style-name="ce2"/>
        <table:table-row table:style-name="ro6">
          <table:table-cell office:value-type="string">
            <text:p>chest type</text:p>
          </table:table-cell>
          <table:table-cell office:value-type="string">
            <text:p>Contents</text:p>
          </table:table-cell>
          <table:table-cell office:value-type="string">
            <text:p>Locked</text:p>
          </table:table-cell>
          <table:table-cell table:number-columns-repeated="1021"/>
        </table:table-row>
        <table:table-row table:style-name="ro6">
          <table:table-cell office:value-type="string">
            <text:p>fa_df_smeltingchest</text:p>
          </table:table-cell>
          <table:table-cell table:style-name="ce25" office:value-type="string">
            <text:p>10 random ores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7">
          <table:table-cell office:value-type="string">
            <text:p>fa_df_storagechest</text:p>
          </table:table-cell>
          <table:table-cell office:value-type="string">
            <text:p>5 random of the following list(fa_barrel_hotrum</text:p>
            <text:p>fa_barrel_darkrum</text:p>
            <text:p>fa_barrel_goldrum</text:p>
            <text:p>fa_barrel_water</text:p>
            <text:p>fa_barrel_bourbon</text:p>
            <text:p>fa_barrel_flavoredrum</text:p>
            <text:p>fa_barrel_lightale</text:p>
            <text:p>fa_barrel_ronsale</text:p>
            <text:p>fa_barrel_drakeale</text:p>
            <text:p>fa_barrel_oriansale</text:p>
            <text:p>fa_barrel_dorfale</text:p>
            <text:p>fa_barrel_molasses</text:p>
            <text:p>fa_barrel_deathbrew</text:p>
            <text:p>fa_barrel_lightrum</text:p>
            <text:p>fa_barrel_clearbourbon</text:p>
            <text:p>fa_barrel_vodka</text:p>
            <text:p>fa_barrel_gin</text:p>
            <text:p>fa_barrel_tequila</text:p>
            <text:p>fa_barrel_whiskey</text:p>
            <text:p>fa_barrel_baijui</text:p>
            <text:p>fa_barrel_soju</text:p>
            <text:p>fa_pomegranate_wine</text:p>
            <text:p>fa_durian_wine</text:p>
            <text:p>fa_dragon_wine</text:p>
            <text:p>fa_melon_wine</text:p>
            <text:p>fa_red_wine</text:p>
            <text:p>fa_goodberry_wine</text:p>
            <text:p>fa_glowing_wine</text:p>
            <text:p>fa_cactus_wine</text:p>
            <text:p>fa_mead)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8">
          <table:table-cell office:value-type="string">
            <text:p>fa_df_storagechest_pandora</text:p>
          </table:table-cell>
          <table:table-cell office:value-type="string">
            <text:p>15 random of the following list(fa_barrel_hotrum</text:p>
            <text:p>fa_barrel_darkrum</text:p>
            <text:p>fa_barrel_goldrum</text:p>
            <text:p>fa_barrel_water</text:p>
            <text:p>fa_barrel_bourbon</text:p>
            <text:p>fa_barrel_flavoredrum</text:p>
            <text:p>fa_barrel_lightale</text:p>
            <text:p>fa_barrel_ronsale</text:p>
            <text:p>fa_barrel_drakeale</text:p>
            <text:p>fa_barrel_oriansale</text:p>
            <text:p>fa_barrel_dorfale</text:p>
            <text:p>fa_barrel_molasses</text:p>
            <text:p>fa_barrel_deathbrew</text:p>
            <text:p>fa_barrel_lightrum</text:p>
            <text:p>fa_barrel_clearbourbon</text:p>
            <text:p>fa_barrel_vodka</text:p>
            <text:p>fa_barrel_gin</text:p>
            <text:p>fa_barrel_tequila</text:p>
            <text:p>fa_barrel_whiskey</text:p>
            <text:p>fa_barrel_baijui</text:p>
            <text:p>fa_barrel_soju</text:p>
            <text:p>fa_pomegranate_wine</text:p>
            <text:p>fa_durian_wine</text:p>
            <text:p>fa_dragon_wine</text:p>
            <text:p>fa_melon_wine</text:p>
            <text:p>fa_red_wine</text:p>
            <text:p>fa_goodberry_wine</text:p>
            <text:p>fa_glowing_wine</text:p>
            <text:p>fa_cactus_wine</text:p>
            <text:p>fa_mead)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9">
          <table:table-cell office:value-type="string">
            <text:p>fa_df_storagechest_skull</text:p>
          </table:table-cell>
          <table:table-cell office:value-type="string">
            <text:p>10 random of the following list(fa_barrel_hotrum</text:p>
            <text:p>fa_barrel_darkrum</text:p>
            <text:p>fa_barrel_goldrum</text:p>
            <text:p>fa_barrel_water</text:p>
            <text:p>fa_barrel_bourbon</text:p>
            <text:p>fa_barrel_flavoredrum</text:p>
            <text:p>fa_barrel_lightale</text:p>
            <text:p>fa_barrel_ronsale</text:p>
            <text:p>fa_barrel_drakeale</text:p>
            <text:p>fa_barrel_oriansale</text:p>
            <text:p>fa_barrel_dorfale</text:p>
            <text:p>fa_barrel_molasses</text:p>
            <text:p>fa_barrel_deathbrew</text:p>
            <text:p>fa_barrel_lightrum</text:p>
            <text:p>fa_barrel_clearbourbon</text:p>
            <text:p>fa_barrel_vodka</text:p>
            <text:p>fa_barrel_gin</text:p>
            <text:p>fa_barrel_tequila</text:p>
            <text:p>fa_barrel_whiskey</text:p>
            <text:p>fa_barrel_baijui</text:p>
            <text:p>fa_barrel_soju</text:p>
            <text:p>fa_pomegranate_wine</text:p>
            <text:p>fa_durian_wine</text:p>
            <text:p>fa_dragon_wine</text:p>
            <text:p>fa_melon_wine</text:p>
            <text:p>fa_red_wine</text:p>
            <text:p>fa_goodberry_wine</text:p>
            <text:p>fa_glowing_wine</text:p>
            <text:p>fa_cactus_wine</text:p>
            <text:p>fa_mead)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0">
          <table:table-cell office:value-type="string">
            <text:p>fa_df_storagechest_minotaur</text:p>
          </table:table-cell>
          <table:table-cell office:value-type="string">
            <text:p>10 diamonds and 20 random of the following list(fa_barrel_hotrum</text:p>
            <text:p>fa_barrel_darkrum</text:p>
            <text:p>fa_barrel_goldrum</text:p>
            <text:p>fa_barrel_water</text:p>
            <text:p>fa_barrel_bourbon</text:p>
            <text:p>fa_barrel_flavoredrum</text:p>
            <text:p>fa_barrel_lightale</text:p>
            <text:p>fa_barrel_ronsale</text:p>
            <text:p>fa_barrel_drakeale</text:p>
            <text:p>fa_barrel_oriansale</text:p>
            <text:p>fa_barrel_dorfale</text:p>
            <text:p>fa_barrel_molasses</text:p>
            <text:p>fa_barrel_deathbrew</text:p>
            <text:p>fa_barrel_lightrum</text:p>
            <text:p>fa_barrel_clearbourbon</text:p>
            <text:p>fa_barrel_vodka</text:p>
            <text:p>fa_barrel_gin</text:p>
            <text:p>fa_barrel_tequila</text:p>
            <text:p>fa_barrel_whiskey</text:p>
            <text:p>fa_barrel_baijui</text:p>
            <text:p>fa_barrel_soju</text:p>
            <text:p>fa_pomegranate_wine</text:p>
            <text:p>fa_durian_wine</text:p>
            <text:p>fa_dragon_wine</text:p>
            <text:p>fa_melon_wine</text:p>
            <text:p>fa_red_wine</text:p>
            <text:p>fa_goodberry_wine</text:p>
            <text:p>fa_glowing_wine</text:p>
            <text:p>fa_cactus_wine</text:p>
            <text:p>fa_mead)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1">
          <table:table-cell office:value-type="string">
            <text:p>fa_df_tavernchest</text:p>
          </table:table-cell>
          <table:table-cell office:value-type="string">
            <text:p>5 random of the following list (fa_emptymug</text:p>
            <text:p>fa_bottle_wort</text:p>
            <text:p>fa_rummug</text:p>
            <text:p>fa_lightalemug</text:p>
            <text:p>fa_ronsalemug</text:p>
            <text:p>fa_dwarfalemug</text:p>
            <text:p>fa_wineyeast</text:p>
            <text:p>fa_distillingyeast</text:p>
            <text:p>fa_brewingyeast)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2">
          <table:table-cell office:value-type="string">
            <text:p>fa_df_tavernchest_skull</text:p>
          </table:table-cell>
          <table:table-cell office:value-type="string">
            <text:p>10 random of the following list (fa_emptymug</text:p>
            <text:p>fa_bottle_wort</text:p>
            <text:p>fa_rummug</text:p>
            <text:p>fa_lightalemug</text:p>
            <text:p>fa_ronsalemug</text:p>
            <text:p>fa_dwarfalemug</text:p>
            <text:p>fa_wineyeast</text:p>
            <text:p>fa_distillingyeast</text:p>
            <text:p>fa_brewingyeast)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6">
          <table:table-cell office:value-type="string">
            <text:p>fa_df_armorychest_minotaur</text:p>
          </table:table-cell>
          <table:table-cell office:value-type="string">
            <text:p>1 set of adamant armor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6">
          <table:table-cell office:value-type="string">
            <text:p>fa_df_treasurychest</text:p>
          </table:table-cell>
          <table:table-cell office:value-type="string">
            <text:p><text:s/>5 random gems (of the 6 gems) + 1 diamond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6">
          <table:table-cell office:value-type="string">
            <text:p>fa_df_treasurychest_skull</text:p>
          </table:table-cell>
          <table:table-cell office:value-type="string">
            <text:p><text:s/>10 random gems (of the 6 gems) + 2 diamond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6">
          <table:table-cell office:value-type="string">
            <text:p>fa_df_treasurychest_pandora</text:p>
          </table:table-cell>
          <table:table-cell office:value-type="string">
            <text:p><text:s/>15 random gems (of the 6 gems) + 4 diamond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6">
          <table:table-cell office:value-type="string">
            <text:p>fa_df_treasurychest_minotaur</text:p>
          </table:table-cell>
          <table:table-cell office:value-type="string">
            <text:p><text:s/>20 random gems (of the 6 gems) + 10 diamond+5 gold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6">
          <table:table-cell office:value-type="string">
            <text:p>fa_df_forgingchest</text:p>
          </table:table-cell>
          <table:table-cell table:style-name="ce25" office:value-type="string">
            <text:p>8 random bars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orf stands" table:style-name="ta1" table:print="false">
        <table:table-column table:style-name="co17" table:default-cell-style-name="ce26"/>
        <table:table-column table:style-name="co18" table:default-cell-style-name="ce27"/>
        <table:table-column table:style-name="co19" table:default-cell-style-name="ce28"/>
        <table:table-column table:style-name="co1" table:number-columns-repeated="1021" table:default-cell-style-name="ce28"/>
        <table:table-row table:style-name="ro5">
          <table:table-cell table:style-name="ce17" office:value-type="string">
            <text:p>chest type</text:p>
          </table:table-cell>
          <table:table-cell table:style-name="ce24" office:value-type="string">
            <text:p>Contents</text:p>
          </table:table-cell>
          <table:table-cell office:value-type="string">
            <text:p>animated armor version</text:p>
          </table:table-cell>
          <table:table-cell table:number-columns-repeated="1021"/>
        </table:table-row>
        <table:table-row table:style-name="ro5">
          <table:table-cell office:value-type="string">
            <text:p>armor stand steel</text:p>
          </table:table-cell>
          <table:table-cell office:value-type="string">
            <text:p>steel helm, steel armor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5">
          <table:table-cell office:value-type="string">
            <text:p>armor stand copper</text:p>
          </table:table-cell>
          <table:table-cell office:value-type="string">
            <text:p>copper helm copper armor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5">
          <table:table-cell office:value-type="string">
            <text:p>armor stand silver</text:p>
          </table:table-cell>
          <table:table-cell office:value-type="string">
            <text:p>silver armor and helm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5">
          <table:table-cell office:value-type="string">
            <text:p>armor stand iron</text:p>
          </table:table-cell>
          <table:table-cell office:value-type="string">
            <text:p>iron armor and helm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5">
          <table:table-cell office:value-type="string">
            <text:p>armor stand gold</text:p>
          </table:table-cell>
          <table:table-cell office:value-type="string">
            <text:p>gold armor and helm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5">
          <table:table-cell office:value-type="string">
            <text:p>weapon rack copper</text:p>
          </table:table-cell>
          <table:table-cell office:value-type="string">
            <text:p>copper armor and helm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5">
          <table:table-cell office:value-type="string">
            <text:p>weapon rack iron</text:p>
          </table:table-cell>
          <table:table-cell office:value-type="string">
            <text:p>all iron weapons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5">
          <table:table-cell office:value-type="string">
            <text:p>weapon rack steel</text:p>
          </table:table-cell>
          <table:table-cell office:value-type="string">
            <text:p>all steel weapons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5">
          <table:table-cell office:value-type="string">
            <text:p>weapon rack silver</text:p>
          </table:table-cell>
          <table:table-cell office:value-type="string">
            <text:p>all silver weapons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5">
          <table:table-cell office:value-type="string">
            <text:p>weapon rack copper</text:p>
          </table:table-cell>
          <table:table-cell office:value-type="string">
            <text:p>all copper weapons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Bad" style:display-name="Excel Built-in Bad" style:family="table-cell" style:parent-style-name="Excel_20_Built-in_20_Normal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1">01/21/2015</text:date>, <text:time>02:0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e </meta:initial-creator>
    <meta:creation-date>2014-11-28T16:53:56.01</meta:creation-date>
    <dc:date>2015-01-21T02:01:02.89</dc:date>
    <dc:creator>nate </dc:creator>
    <meta:editing-duration>PT1H35M36S</meta:editing-duration>
    <meta:editing-cycles>3</meta:editing-cycles>
    <meta:generator>OpenOffice/4.0.1$Win32 OpenOffice.org_project/401m5$Build-9714</meta:generator>
    <meta:document-statistic meta:table-count="6" meta:cell-count="276" meta:object-count="0"/>
  </office:meta>
</office:document-meta>
</file>